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14"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15" style:family="paragraph" style:parent-style-name="Standard">
      <style:paragraph-properties fo:margin-left="0.5in" fo:margin-right="0in" fo:margin-top="0.1665in" fo:margin-bottom="0.1665in" loext:contextual-spacing="false" fo:line-height="100%" fo:text-indent="0in" style:auto-text-indent="false"/>
    </style:style>
    <style:style style:name="P16" style:family="paragraph" style:parent-style-name="Heading_20_4">
      <style:paragraph-properties fo:margin-left="0.5in" fo:margin-right="0in" fo:margin-top="0.1665in" fo:margin-bottom="0.028in" loext:contextual-spacing="false" fo:line-height="100%" fo:keep-together="auto" fo:text-indent="0in" style:auto-text-indent="false" fo:keep-with-next="auto"/>
    </style:style>
    <style:style style:name="P17" style:family="paragraph" style:parent-style-name="Heading_20_3" style:master-page-name="Standard">
      <style:paragraph-properties fo:margin-left="0.5in" fo:margin-right="0in" fo:margin-top="0.1945in" fo:margin-bottom="0.0555in" loext:contextual-spacing="false" fo:line-height="100%" fo:keep-together="auto" fo:text-indent="0in" style:auto-text-indent="false" style:page-number="1" fo:keep-with-next="auto"/>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1pt" fo:font-weight="bold" style:font-size-asian="11pt" style:font-weight-asian="bold" style:font-size-complex="11pt"/>
    </style:style>
    <style:style style:name="T3" style:family="text">
      <style:text-properties fo:color="#188038" style:font-name="Roboto Mono" style:font-name-asian="Roboto Mono1" style:font-name-complex="Roboto Mono1"/>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azb36v2q8ash"/><text:span text:style-name="T1">ATM System Documentation</text:span></text:p>
      <text:p text:style-name="P16"><text:bookmark text:name="_dsg9nmvu8sxp"/><text:span text:style-name="T2">Overview</text:span></text:p>
      <text:p text:style-name="P1">This program simulates a basic ATM system. It allows users to log in with their account number and PIN, perform actions such as quick withdrawal, normal withdrawal, deposit, check balance, and logout. The data of clients (account holders) are stored in a text file (<text:span text:style-name="T3">Clients.txt</text:span>).</text:p>
      <text:p text:style-name="P16"><text:bookmark text:name="_v69ku3gi5doi"/><text:span text:style-name="T2">Components</text:span></text:p>
      <text:list xml:id="list2739025095" text:style-name="WWNum4">
        <text:list-item>
          <text:p text:style-name="P2"><text:span text:style-name="T4">Data Structures</text:span></text:p>
          <text:list>
            <text:list-item>
              <text:p text:style-name="P11"><text:span text:style-name="T3">struct sClient</text:span>: Represents a client with fields such as account number, PIN code, name, phone number, account balance, and a flag (<text:span text:style-name="T3">MarkForDelete</text:span>).</text:p>
            </text:list-item>
            <text:list-item>
              <text:p text:style-name="P11"><text:span text:style-name="T3">ClientFileName</text:span>: Constant storing the file name where client data is stored (<text:span text:style-name="T3">Clients.txt</text:span>).</text:p>
            </text:list-item>
          </text:list>
        </text:list-item>
        <text:list-item>
          <text:p text:style-name="P6"><text:span text:style-name="T4">File Handling Functions</text:span></text:p>
          <text:list>
            <text:list-item>
              <text:p text:style-name="P11"><text:span text:style-name="T3">vector&lt;string&gt; SplitString(string S1, string Delim)</text:span>: Splits a string into vector based on a delimiter.</text:p>
            </text:list-item>
            <text:list-item>
              <text:p text:style-name="P11"><text:span text:style-name="T3">sClient ConvertLinetoRecord(string Line, string Separator)</text:span>: Converts a string line from file to <text:span text:style-name="T3">sClient</text:span> structure.</text:p>
            </text:list-item>
            <text:list-item>
              <text:p text:style-name="P11"><text:span text:style-name="T3">string ConvertRecordToLine(sClient Client, string Separator)</text:span>: Converts <text:span text:style-name="T3">sClient</text:span> structure to a string line format for storage.</text:p>
            </text:list-item>
            <text:list-item>
              <text:p text:style-name="P11"><text:span text:style-name="T3">vector&lt;sClient&gt; SaveClientsDataToFile(string FileName, vector&lt;sClient&gt; vClients)</text:span>: Writes client data from vector to file.</text:p>
            </text:list-item>
            <text:list-item>
              <text:p text:style-name="P11"><text:span text:style-name="T3">vector&lt;sClient&gt; LoadClientsDataFromFile(string FileName)</text:span>: Loads client data from file into a vector.</text:p>
            </text:list-item>
          </text:list>
        </text:list-item>
        <text:list-item>
          <text:p text:style-name="P6"><text:span text:style-name="T4">Transaction Functions</text:span></text:p>
          <text:list>
            <text:list-item>
              <text:p text:style-name="P11"><text:span text:style-name="T3">bool DepositBalanceToClientByAccountNumber(string AccountNumber, double Amount, vector&lt;sClient&gt;&amp; vClients)</text:span>: Deposits an amount to a client's account.</text:p>
            </text:list-item>
            <text:list-item>
              <text:p text:style-name="P11"><text:span text:style-name="T3">void PerformQuickWithdrawOption(short QuickWithdrawOption)</text:span>: Performs quick withdrawal based on predefined options.</text:p>
            </text:list-item>
            <text:list-item>
              <text:p text:style-name="P11"><text:span text:style-name="T3">void PerformNormalWithdrawOption()</text:span>: Allows user to enter a custom withdrawal amount (multiples of 5).</text:p>
            </text:list-item>
            <text:list-item>
              <text:p text:style-name="P11"><text:span text:style-name="T3">void PerformDepositOption()</text:span>: Allows user to deposit a specified amount into their account.</text:p>
            </text:list-item>
          </text:list>
        </text:list-item>
        <text:list-item>
          <text:p text:style-name="P6"><text:span text:style-name="T4">User Interface Functions</text:span></text:p>
          <text:list>
            <text:list-item>
              <text:p text:style-name="P11"><text:span text:style-name="T3">void ShowQuickWithdrawScreen()</text:span>: Displays quick withdrawal options and handles user interaction.</text:p>
            </text:list-item>
            <text:list-item>
              <text:p text:style-name="P11"><text:span text:style-name="T3">void ShowNormalWithdrawScreen()</text:span>: Displays normal withdrawal screen and handles user interaction.</text:p>
            </text:list-item>
            <text:list-item>
              <text:p text:style-name="P11"><text:span text:style-name="T3">void ShowDepositScreen()</text:span>: Displays deposit screen and handles user interaction.</text:p>
            </text:list-item>
            <text:list-item>
              <text:p text:style-name="P11"><text:span text:style-name="T3">void ShowCheckBalanceScreen()</text:span>: Displays current account balance.</text:p>
            </text:list-item>
            <text:list-item>
              <text:p text:style-name="P11"><text:span text:style-name="T3">void ShowMainMenu()</text:span>: Displays the main menu options and handles user selections.</text:p>
            </text:list-item>
          </text:list>
        </text:list-item>
        <text:list-item>
          <text:p text:style-name="P6"><text:span text:style-name="T4">Login and Authentication</text:span></text:p>
          <text:list>
            <text:list-item>
              <text:p text:style-name="P11"><text:soft-page-break/><text:span text:style-name="T3">bool FindClientByAccountNumberAndPinCode(string AccountNumber, string PinCode, sClient&amp; Client)</text:span>: Finds a client by account number and PIN code.</text:p>
            </text:list-item>
            <text:list-item>
              <text:p text:style-name="P11"><text:span text:style-name="T3">bool LoadClientInfo(string AccountNumber, string PinCode)</text:span>: Loads client information upon successful login.</text:p>
            </text:list-item>
          </text:list>
        </text:list-item>
        <text:list-item>
          <text:p text:style-name="P6"><text:span text:style-name="T4">Main Functionality</text:span></text:p>
          <text:list>
            <text:list-item>
              <text:p text:style-name="P11"><text:span text:style-name="T3">void Login()</text:span>: Handles user login process, prompting for account number and PIN.</text:p>
            </text:list-item>
            <text:list-item>
              <text:p text:style-name="P13"><text:span text:style-name="T3">int main()</text:span>: Entry point of the program, starts with the login screen and initializes the ATM system.</text:p>
            </text:list-item>
          </text:list>
        </text:list-item>
      </text:list>
      <text:p text:style-name="P16"><text:bookmark text:name="_atfjay9g33iz"/><text:span text:style-name="T2">Usage</text:span></text:p>
      <text:list xml:id="list3157158148" text:style-name="WWNum2">
        <text:list-item>
          <text:p text:style-name="P3"><text:span text:style-name="T4">Login</text:span></text:p>
          <text:list>
            <text:list-item>
              <text:p text:style-name="P12">User enters account number and PIN code to access the ATM system.</text:p>
            </text:list-item>
          </text:list>
        </text:list-item>
        <text:list-item>
          <text:p text:style-name="P7"><text:span text:style-name="T4">Main Menu Options</text:span></text:p>
          <text:list>
            <text:list-item>
              <text:p text:style-name="P12"><text:span text:style-name="T4">Quick Withdraw</text:span>: Provides predefined quick withdrawal options.</text:p>
            </text:list-item>
            <text:list-item>
              <text:p text:style-name="P12"><text:span text:style-name="T4">Normal Withdraw</text:span>: Allows user to enter a custom withdrawal amount.</text:p>
            </text:list-item>
            <text:list-item>
              <text:p text:style-name="P12"><text:span text:style-name="T4">Deposit</text:span>: Allows user to deposit funds into their account.</text:p>
            </text:list-item>
            <text:list-item>
              <text:p text:style-name="P12"><text:span text:style-name="T4">Check Balance</text:span>: Displays current account balance.</text:p>
            </text:list-item>
            <text:list-item>
              <text:p text:style-name="P12"><text:span text:style-name="T4">Logout</text:span>: Logs the user out of the system.</text:p>
            </text:list-item>
          </text:list>
        </text:list-item>
        <text:list-item>
          <text:p text:style-name="P7"><text:span text:style-name="T4">Data Persistence</text:span></text:p>
          <text:list>
            <text:list-item>
              <text:p text:style-name="P14">Client data is stored in <text:span text:style-name="T3">Clients.txt</text:span> and updated upon every transaction to maintain consistency.</text:p>
            </text:list-item>
          </text:list>
        </text:list-item>
      </text:list>
      <text:p text:style-name="P16"><text:bookmark text:name="_6nydoody13ns"/><text:span text:style-name="T2">Security and Error Handling</text:span></text:p>
      <text:list xml:id="list1568753799" text:style-name="WWNum1">
        <text:list-item>
          <text:p text:style-name="P4">The system ensures secure login by validating account numbers and PIN codes.</text:p>
        </text:list-item>
        <text:list-item>
          <text:p text:style-name="P9">Error handling is implemented for invalid inputs and insufficient balance scenarios.</text:p>
        </text:list-item>
      </text:list>
      <text:p text:style-name="P16"><text:bookmark text:name="_13bjnnwl1gls"/><text:span text:style-name="T2">Future Enhancements</text:span></text:p>
      <text:list xml:id="list3406106639" text:style-name="WWNum3">
        <text:list-item>
          <text:p text:style-name="P5">Implement additional security features such as OTP verification.</text:p>
        </text:list-item>
        <text:list-item>
          <text:p text:style-name="P8">Enhance user interface with graphical elements.</text:p>
        </text:list-item>
        <text:list-item>
          <text:p text:style-name="P10">Add transaction history and receipt printing functionalities.</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180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8" meta:word-count="480" meta:character-count="3442" meta:non-whitespace-character-count="3051"/>
    <meta:generator>LibreOfficeDev/6.0.5.2$Linux_X86_64 LibreOffice_project/</meta:generator>
  </office:meta>
</office:document-meta>
</file>